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usd" office:value="25560.0" office:value-type="float"/>
          <table:table-cell table:style-name="from_lot_note_border_usd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60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usd" office:value="25418.0" office:value-type="float"/>
          <table:table-cell table:style-name="from_lot_note_border_usd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38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6:59:05.417547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